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65cm" draw:marker-end-width="0.365cm" draw:fill="solid" draw:fill-color="#ffffff" draw:textarea-horizontal-align="justify" draw:textarea-vertical-align="middle" draw:auto-grow-height="false" fo:min-height="8.351cm" fo:min-width="4.879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875cm"/>
    </style:style>
    <style:style style:name="gr4" style:family="graphic" style:parent-style-name="standard">
      <style:graphic-properties draw:stroke="none" svg:stroke-color="#000000" draw:fill="none" draw:fill-color="#ffffff" fo:min-height="0.742cm"/>
    </style:style>
    <style:style style:name="gr5" style:family="graphic" style:parent-style-name="standard">
      <style:graphic-properties svg:stroke-color="#000000" draw:fill="solid" draw:fill-color="#ff3333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.05cm" svg:stroke-color="#000000" draw:marker-start-width="0.365cm" draw:marker-end-width="0.365cm" draw:fill="solid" draw:fill-color="#ffffff" draw:textarea-horizontal-align="justify" draw:textarea-vertical-align="middle" draw:auto-grow-height="false" fo:min-height="8.301cm" fo:min-width="4.829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000000" draw:marker-start-width="0.355cm" draw:marker-end="Symmetric_20_Arrow" draw:marker-end-width="0.4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stroke="none" svg:stroke-color="#000000" draw:fill="none" draw:fill-color="#ffffff" fo:min-height="1.73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605cm" svg:height="12.163cm" svg:x="1.878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886cm" svg:y1="7.044cm" svg:x2="9.378cm" svg:y2="5.553cm">
          <text:p/>
        </draw:line>
        <draw:frame draw:style-name="gr3" draw:text-style-name="P3" draw:layer="layout" svg:width="2.414cm" svg:height="1.125cm" svg:x="4.564cm" svg:y="3.571cm">
          <draw:text-box>
            <text:p>Oui</text:p>
          </draw:text-box>
        </draw:frame>
        <draw:frame draw:style-name="gr4" draw:text-style-name="P3" draw:layer="layout" svg:width="2.348cm" svg:height="0.992cm" svg:x="4.563cm" svg:y="9.393cm">
          <draw:text-box>
            <text:p>Non</text:p>
          </draw:text-box>
        </draw:frame>
        <draw:custom-shape draw:style-name="gr5" draw:text-style-name="P4" xml:id="id14" draw:id="id14" draw:layer="layout" svg:width="0.159cm" svg:height="0.159cm" svg:x="4.859cm" svg:y="1.9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0" draw:id="id10" draw:layer="layout" svg:width="0.159cm" svg:height="0.159cm" svg:x="6.357cm" svg:y="2.5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2" draw:id="id12" draw:layer="layout" svg:width="0.159cm" svg:height="0.159cm" svg:x="4.052cm" svg:y="4.8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8" draw:id="id8" draw:layer="layout" svg:width="0.159cm" svg:height="0.159cm" svg:x="5.913cm" svg:y="4.9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5" draw:id="id5" draw:layer="layout" svg:width="0.159cm" svg:height="0.159cm" svg:x="7.194cm" svg:y="6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0.159cm" svg:height="0.159cm" svg:x="4.42cm" svg:y="6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6" draw:id="id6" draw:layer="layout" svg:width="0.159cm" svg:height="0.159cm" svg:x="3.174cm" svg:y="8.4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3" draw:id="id3" draw:layer="layout" svg:width="0.159cm" svg:height="0.159cm" svg:x="4.548cm" svg:y="11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7.605cm" svg:height="12.163cm" svg:x="11.52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528cm" svg:y1="7.044cm" svg:x2="18.991cm" svg:y2="8.643cm">
          <text:p/>
        </draw:line>
        <draw:frame draw:style-name="gr3" draw:text-style-name="P3" draw:layer="layout" svg:width="2.414cm" svg:height="1.125cm" svg:x="14.206cm" svg:y="3.571cm">
          <draw:text-box>
            <text:p>Oui</text:p>
          </draw:text-box>
        </draw:frame>
        <draw:frame draw:style-name="gr4" draw:text-style-name="P3" draw:layer="layout" svg:width="2.348cm" svg:height="0.992cm" svg:x="14.205cm" svg:y="9.393cm">
          <draw:text-box>
            <text:p>Non</text:p>
          </draw:text-box>
        </draw:frame>
        <draw:custom-shape draw:style-name="gr5" draw:text-style-name="P4" xml:id="id13" draw:id="id13" draw:layer="layout" svg:width="0.159cm" svg:height="0.159cm" svg:x="13.66cm" svg:y="2.5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59cm" svg:height="0.159cm" svg:x="15.188cm" svg:y="3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59cm" svg:height="0.159cm" svg:x="17.561cm" svg:y="4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9" draw:id="id9" draw:layer="layout" svg:width="0.159cm" svg:height="0.159cm" svg:x="12.84cm" svg:y="4.3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1" draw:id="id11" draw:layer="layout" svg:width="0.159cm" svg:height="0.159cm" svg:x="15.393cm" svg:y="1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59cm" svg:height="0.159cm" svg:x="15.888cm" svg:y="4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59cm" svg:height="0.159cm" svg:x="14.523cm" svg:y="7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59cm" svg:height="0.159cm" svg:x="14.335cm" svg:y="7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" draw:id="id2" draw:layer="layout" svg:width="0.159cm" svg:height="0.159cm" svg:x="12.816cm" svg:y="8.4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4" draw:id="id4" draw:layer="layout" svg:width="0.159cm" svg:height="0.159cm" svg:x="14.19cm" svg:y="11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7" draw:id="id7" draw:layer="layout" svg:width="0.159cm" svg:height="0.159cm" svg:x="17.288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4.579cm" svg:y1="6.842cm" svg:x2="12.816cm" svg:y2="8.523cm" draw:start-shape="id1" draw:start-glue-point="10" draw:end-shape="id2" draw:end-glue-point="6" svg:d="M4579 6842l8237 1681" svg:viewBox="0 0 8238 1682">
          <text:p/>
        </draw:connector>
        <draw:connector draw:style-name="gr7" draw:text-style-name="P2" draw:layer="layout" draw:type="line" svg:x1="4.707cm" svg:y1="11.417cm" svg:x2="14.19cm" svg:y2="11.417cm" draw:start-shape="id3" draw:start-glue-point="10" draw:end-shape="id4" draw:end-glue-point="6" svg:d="M4707 11417h9483" svg:viewBox="0 0 9484 1">
          <text:p/>
        </draw:connector>
        <draw:connector draw:style-name="gr7" draw:text-style-name="P2" draw:layer="layout" draw:type="line" svg:x1="7.353cm" svg:y1="7.037cm" svg:x2="12.816cm" svg:y2="8.523cm" draw:start-shape="id5" draw:start-glue-point="10" draw:end-shape="id2" draw:end-glue-point="6" svg:d="M7353 7037l5463 1486" svg:viewBox="0 0 5464 1487">
          <text:p/>
        </draw:connector>
        <draw:connector draw:style-name="gr7" draw:text-style-name="P2" draw:layer="layout" draw:type="line" svg:x1="3.333cm" svg:y1="8.523cm" svg:x2="17.288cm" svg:y2="9.48cm" draw:start-shape="id6" draw:start-glue-point="10" draw:end-shape="id7" draw:end-glue-point="6" svg:d="M3333 8523l13955 957" svg:viewBox="0 0 13956 958">
          <text:p/>
        </draw:connector>
        <draw:connector draw:style-name="gr7" draw:text-style-name="P2" draw:layer="layout" draw:type="line" svg:x1="6.072cm" svg:y1="4.989cm" svg:x2="12.84cm" svg:y2="4.443cm" draw:start-shape="id8" draw:start-glue-point="10" draw:end-shape="id9" draw:end-glue-point="6" svg:d="M6072 4989l6768-546" svg:viewBox="0 0 6769 547">
          <text:p/>
        </draw:connector>
        <draw:connector draw:style-name="gr7" draw:text-style-name="P2" draw:layer="layout" draw:type="line" svg:x1="6.516cm" svg:y1="2.608cm" svg:x2="15.393cm" svg:y2="1.985cm" draw:start-shape="id10" draw:start-glue-point="10" draw:end-shape="id11" draw:end-glue-point="6" svg:d="M6516 2608l8877-623" svg:viewBox="0 0 8878 624">
          <text:p/>
        </draw:connector>
        <draw:connector draw:style-name="gr7" draw:text-style-name="P2" draw:layer="layout" draw:type="line" svg:x1="4.211cm" svg:y1="4.938cm" svg:x2="13.66cm" svg:y2="2.591cm" draw:start-shape="id12" draw:start-glue-point="10" draw:end-shape="id13" draw:end-glue-point="6" svg:d="M4211 4938l9449-2347" svg:viewBox="0 0 9450 2348">
          <text:p/>
        </draw:connector>
        <draw:connector draw:style-name="gr7" draw:text-style-name="P2" draw:layer="layout" draw:type="line" svg:x1="4.995cm" svg:y1="1.931cm" svg:x2="15.393cm" svg:y2="1.985cm" draw:start-shape="id14" draw:start-glue-point="11" draw:end-shape="id11" draw:end-glue-point="6" svg:d="M4995 1931l10398 54" svg:viewBox="0 0 10399 55">
          <text:p/>
        </draw:connector>
        <draw:frame draw:style-name="gr8" draw:text-style-name="P3" draw:layer="layout" svg:width="4.01cm" svg:height="0.962cm" svg:x="3.541cm" svg:y="13.331cm">
          <draw:text-box>
            <text:p>Problème A</text:p>
          </draw:text-box>
        </draw:frame>
        <draw:frame draw:style-name="gr8" draw:text-style-name="P3" draw:layer="layout" svg:width="4.01cm" svg:height="0.962cm" svg:x="13.391cm" svg:y="13.291cm">
          <draw:text-box>
            <text:p>Problème B</text:p>
          </draw:text-box>
        </draw:frame>
        <draw:frame draw:style-name="gr9" draw:text-style-name="P3" draw:layer="layout" svg:width="0.952cm" svg:height="1.985cm" svg:x="9.895cm" svg:y="11.615cm">
          <draw:text-box>
            <text:p>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3T08:39:34.594484210</meta:creation-date>
    <dc:date>2018-06-15T17:18:50.035218687</dc:date>
    <meta:editing-duration>PT54M21S</meta:editing-duration>
    <meta:editing-cycles>2</meta:editing-cycles>
    <meta:generator>LibreOffice/5.4.3.2$Linux_X86_64 LibreOffice_project/40m0$Build-2</meta:generator>
    <meta:document-statistic meta:object-count="38"/>
  </office:meta>
</office:document-meta>
</file>